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svg:stroke-color="#ff0000" draw:fill="none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dash" draw:stroke-dash="Fine_20_Dotted" svg:stroke-width="0.05cm" draw:marker-start="Fin_20_de_20_línea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otted" svg:stroke-width="0.05cm" draw:marker-start="" draw:marker-start-width="0.275cm" draw:marker-end="Fin_20_de_20_línea_20_1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ott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Ultrafine_20_Dashed" svg:stroke-width="0.05cm" draw:marker-start="Fin_20_de_20_línea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808080" fo:font-size="14pt" style:font-size-asian="14pt" style:font-size-complex="14pt"/>
    </style:style>
    <style:style style:name="T3" style:family="text"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xml:id="id5" draw:id="id5">
          <draw:custom-shape draw:style-name="gr1" draw:text-style-name="P1" draw:layer="layout" svg:width="3.399cm" svg:height="0.429cm" svg:x="6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02cm" svg:height="2.571cm" svg:x="6cm" svg:y="2.429cm">
            <text:p text:style-name="P1"><text:span text:style-name="T1">FCL</text:span></text:p>
            <text:p text:style-name="P1"><text:span text:style-name="T2">“</text:span><text:span text:style-name="T2">Free Pascal Control Library”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1" draw:text-style-name="P1" draw:layer="layout" svg:width="3.398cm" svg:height="0.429cm" svg:x="6cm" svg:y="10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02cm" svg:height="2.571cm" svg:x="6cm" svg:y="10.529cm">
            <text:p text:style-name="P1"><text:span text:style-name="T1">LCL</text:span></text:p>
            <text:p text:style-name="P1"><text:span text:style-name="T2">“</text:span><text:span text:style-name="T2">Lazarus Framework Full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" draw:text-style-name="P1" draw:layer="layout" svg:width="3.432cm" svg:height="0.443cm" svg:x="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1cm" svg:height="2.657cm" svg:x="6cm" svg:y="6.443cm">
            <text:p text:style-name="P1"><text:span text:style-name="T1">LCLBase</text:span></text:p>
            <text:p text:style-name="P1"><text:span text:style-name="T2">“</text:span><text:span text:style-name="T2">Lazarus Framework Base Library”</text:span>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3" draw:text-style-name="P1" draw:layer="layout" svg:width="3.39cm" svg:height="0.443cm" svg:x="1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8cm" svg:height="2.657cm" svg:x="19cm" svg:y="6.443cm">
            <text:p text:style-name="P1"><text:span text:style-name="T1">uktlib</text:span></text:p>
            <text:p text:style-name="P1"><text:span text:style-name="T2">“</text:span><text:span text:style-name="T2">UMLCat's Utilities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1" xml:id="id6" draw:id="id6" draw:layer="layout" svg:width="1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1cm" svg:height="1cm" svg:x="2cm" svg:y="7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1cm" svg:height="1cm" svg:x="2cm" svg:y="11.1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cm" svg:y1="11.6cm" svg:x2="3cm" svg:y2="11.6cm" draw:start-shape="id1" draw:start-glue-point="3" draw:end-shape="id2" draw:end-glue-point="1" svg:d="m6000 11600h-3000">
          <text:p/>
        </draw:connector>
        <draw:connector draw:style-name="gr6" draw:text-style-name="P1" draw:layer="layout" draw:type="line" svg:x1="6cm" svg:y1="7.55cm" svg:x2="3cm" svg:y2="7.55cm" draw:start-shape="id3" draw:end-shape="id4" draw:end-glue-point="1" svg:d="m6000 7550h-3000">
          <text:p/>
        </draw:connector>
        <draw:connector draw:style-name="gr7" draw:text-style-name="P1" draw:layer="layout" draw:type="line" svg:x1="6cm" svg:y1="3.5cm" svg:x2="3cm" svg:y2="3.5cm" draw:start-shape="id5" draw:end-shape="id6" draw:end-glue-point="1" svg:d="m6000 3500h-3000">
          <text:p/>
        </draw:connector>
        <draw:connector draw:style-name="gr8" draw:text-style-name="P1" draw:layer="layout" draw:type="line" svg:x1="2.5cm" svg:y1="4cm" svg:x2="2.5cm" svg:y2="7.05cm" draw:start-shape="id6" draw:start-glue-point="2" draw:end-shape="id4" draw:end-glue-point="0" svg:d="m2500 4000v3050">
          <text:p/>
        </draw:connector>
        <draw:connector draw:style-name="gr8" draw:text-style-name="P1" draw:layer="layout" draw:type="line" svg:x1="2.5cm" svg:y1="8.05cm" svg:x2="2.5cm" svg:y2="11.1cm" draw:start-shape="id4" draw:start-glue-point="2" draw:end-shape="id2" draw:end-glue-point="0" svg:d="m2500 8050v3050">
          <text:p/>
        </draw:connector>
        <draw:custom-shape draw:style-name="gr5" draw:text-style-name="P1" xml:id="id9" draw:id="id9" draw:layer="layout" svg:width="1cm" svg:height="1cm" svg:x="17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1cm" svg:height="1cm" svg:x="17cm" svg:y="7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1cm" svg:height="1cm" svg:x="17cm" svg:y="11.1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9cm" svg:y1="7.55cm" svg:x2="18cm" svg:y2="7.55cm" draw:start-shape="id7" draw:start-glue-point="3" draw:end-shape="id8" draw:end-glue-point="1" svg:d="m19000 7550h-1000">
          <text:p/>
        </draw:connector>
        <draw:connector draw:style-name="gr8" draw:text-style-name="P1" draw:layer="layout" draw:type="line" svg:x1="17.5cm" svg:y1="4cm" svg:x2="17.5cm" svg:y2="7.05cm" draw:start-shape="id9" draw:start-glue-point="2" draw:end-shape="id8" draw:end-glue-point="0" svg:d="m17500 4000v3050">
          <text:p/>
        </draw:connector>
        <draw:connector draw:style-name="gr8" draw:text-style-name="P1" draw:layer="layout" draw:type="line" svg:x1="17.5cm" svg:y1="8.05cm" svg:x2="17.5cm" svg:y2="11.1cm" draw:start-shape="id8" draw:start-glue-point="2" draw:end-shape="id10" draw:end-glue-point="0" svg:d="m17500 8050v3050">
          <text:p/>
        </draw:connector>
        <draw:connector draw:style-name="gr6" draw:text-style-name="P1" draw:layer="layout" draw:type="line" svg:x1="17cm" svg:y1="7.55cm" svg:x2="14.1cm" svg:y2="7.55cm" draw:start-shape="id8" draw:start-glue-point="3" draw:end-shape="id3" draw:end-glue-point="1" svg:d="m17000 7550h-2900">
          <text:p/>
        </draw:connector>
        <draw:connector draw:style-name="gr6" draw:text-style-name="P1" draw:layer="layout" draw:type="line" svg:x1="17cm" svg:y1="11.6cm" svg:x2="14.02cm" svg:y2="11.6cm" draw:start-shape="id10" draw:start-glue-point="3" draw:end-shape="id1" draw:end-glue-point="1" svg:d="m17000 11600h-2980">
          <text:p/>
        </draw:connector>
        <draw:connector draw:style-name="gr6" draw:text-style-name="P1" draw:layer="layout" draw:type="line" svg:x1="17cm" svg:y1="3.5cm" svg:x2="14.02cm" svg:y2="3.5cm" draw:start-shape="id9" draw:start-glue-point="3" draw:end-shape="id5" draw:end-glue-point="1" svg:d="m17000 3500h-2980">
          <text:p/>
        </draw:connector>
        <draw:frame draw:style-name="gr9" draw:text-style-name="P2" draw:layer="layout" svg:width="3.5cm" svg:height="0.9cm" svg:x="3cm" svg:y="10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3cm" svg:y="6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14cm" svg:y="10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14cm" svg:y="6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14cm" svg:y="2.8cm">
          <draw:text-box>
            <text:p><text:span text:style-name="T3">&lt;&lt;imports&gt;&gt;</text:span></text:p>
          </draw:text-box>
        </draw:frame>
        <draw:g xml:id="id11" draw:id="id11">
          <draw:custom-shape draw:style-name="gr10" draw:text-style-name="P1" draw:layer="layout" svg:width="3.39cm" svg:height="0.443cm" svg:x="19cm" svg:y="1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8cm" svg:height="2.657cm" svg:x="19cm" svg:y="10.443cm">
            <text:p text:style-name="P1"><text:span text:style-name="T1">ukttools</text:span></text:p>
            <text:p text:style-name="P1"><text:span text:style-name="T2">“</text:span><text:span text:style-name="T2">UMLCat's </text:span></text:p>
            <text:p text:style-name="P1"><text:span text:style-name="T2">Non-Visual Control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" draw:text-style-name="P1" draw:layer="layout" draw:type="line" svg:x1="23cm" svg:y1="10cm" svg:x2="23cm" svg:y2="9.1cm" draw:start-shape="id11" draw:end-shape="id7" draw:end-glue-point="2" svg:d="m23000 10000v-900">
          <text:p/>
        </draw:connector>
        <draw:frame draw:style-name="gr9" draw:text-style-name="P2" draw:layer="layout" svg:width="3.06cm" svg:height="0.9cm" svg:x="23.24cm" svg:y="9.4cm">
          <draw:text-box>
            <text:p><text:span text:style-name="T3">&lt;&lt;imports&gt;&gt;</text:span></text:p>
          </draw:text-box>
        </draw:frame>
        <draw:g xml:id="id12" draw:id="id12">
          <draw:custom-shape draw:style-name="gr10" draw:text-style-name="P1" draw:layer="layout" svg:width="3.39cm" svg:height="0.443cm" svg:x="19cm" svg:y="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8cm" svg:height="2.657cm" svg:x="19cm" svg:y="14.443cm">
            <text:p text:style-name="P1"><text:span text:style-name="T1">uktdialogs</text:span></text:p>
            <text:p text:style-name="P1"><text:span text:style-name="T2">“</text:span><text:span text:style-name="T2">UMLCat's </text:span></text:p>
            <text:p text:style-name="P1"><text:span text:style-name="T2">Dialogs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2" draw:text-style-name="P1" draw:layer="layout" draw:type="line" svg:x1="23cm" svg:y1="14cm" svg:x2="23cm" svg:y2="13.1cm" draw:start-shape="id12" draw:end-shape="id11" draw:end-glue-point="2" svg:d="m23000 14000v-900">
          <text:p/>
        </draw:connector>
        <draw:frame draw:style-name="gr9" draw:text-style-name="P2" draw:layer="layout" svg:width="3.06cm" svg:height="0.9cm" svg:x="23.24cm" svg:y="13.4cm">
          <draw:text-box>
            <text:p><text:span text:style-name="T3">&lt;&lt;imports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Fin_20_de_20_línea_20_1" draw:display-name="Fin de línea 1" svg:viewBox="0 0 1122 2243" svg:d="m0 2108v17 17l12 42 30 34 38 21 43 4 29-8 30-21 25-26 13-34 343-1532 339 1520 13 42 29 34 39 21 42 4 42-12 34-30 21-42v-39-12l-4 4-440-1998-9-42-25-39-38-25-43-8-42 8-38 25-26 39-8 42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1980-01-05T02:35:16.54</meta:creation-date>
    <meta:generator>LibreOffice/3.4$Win32 LibreOffice_project/340m1$Build-502</meta:generator>
    <dc:date>2013-02-10T03:00:54.82</dc:date>
    <meta:editing-duration>PT36M2S</meta:editing-duration>
    <meta:editing-cycles>28</meta:editing-cycles>
    <meta:document-statistic meta:object-count="44"/>
  </office:meta>
</office:document-meta>
</file>